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الأدب%20الفرنسي%20للأطفال%20قرن%2020%20ترجمات%20إلى%20العربية" text:style-name="Internet_20_link" text:visited-style-name="Visited_20_Internet_20_Link"><text:span text:style-name="T5">الأدب الفرنسي للأطفال قرن 20 ترجمات إلى العربية</text:span></text:a></text:p>
      <text:p text:style-name="Standard"><text:a xlink:type="simple" xlink:href="https://search.worldcat.org/fr/search?q=su%3Aالقصص%20الفرنسية%20للأطفال%20قرن%2020%20ترجمات%20إلى%20العربية" text:style-name="Internet_20_link" text:visited-style-name="Visited_20_Internet_20_Link"><text:span text:style-name="T4">القصص الفرنسية للأطفال قرن 20 ترجمات إلى العربية</text:span></text:a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17:04.765000000</dc:date>
    <meta:editing-duration>PT1M1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16" meta:character-count="95" meta:non-whitespace-character-count="81"/>
  </office:meta>
</office:document-meta>
</file>